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5">
      <style:text-properties loext:padding="0cm" loext:border="none"/>
    </style:style>
    <style:style style:name="P2" style:family="paragraph" style:parent-style-name="Heading_20_5">
      <style:text-properties officeooo:rsid="00046eb7" officeooo:paragraph-rsid="00046eb7" loext:padding="0cm" loext:border="none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loext:contextual-spacing="false" style:writing-mode="lr-tb"/>
    </style:style>
    <style:style style:name="P5" style:family="paragraph" style:parent-style-name="Preformatted_20_Text" style:list-style-name="L3">
      <style:paragraph-properties fo:margin-top="0cm" fo:margin-bottom="0.499cm" loext:contextual-spacing="false" style:writing-mode="lr-tb"/>
    </style:style>
    <style:style style:name="P6" style:family="paragraph" style:parent-style-name="Preformatted_20_Text" style:list-style-name="L6">
      <style:paragraph-properties fo:margin-top="0cm" fo:margin-bottom="0.499cm" loext:contextual-spacing="false" style:writing-mode="lr-tb"/>
    </style:style>
    <style:style style:name="P7" style:family="paragraph" style:parent-style-name="Preformatted_20_Text" style:list-style-name="L8">
      <style:paragraph-properties fo:margin-top="0cm" fo:margin-bottom="0.499cm" loext:contextual-spacing="false" style:writing-mode="lr-tb"/>
    </style:style>
    <style:style style:name="P8" style:family="paragraph" style:parent-style-name="Preformatted_20_Text" style:list-style-name="L10">
      <style:paragraph-properties fo:margin-top="0cm" fo:margin-bottom="0.499cm" loext:contextual-spacing="false" style:writing-mode="lr-tb"/>
    </style:style>
    <style:style style:name="P9" style:family="paragraph" style:parent-style-name="Preformatted_20_Text" style:list-style-name="L12">
      <style:paragraph-properties fo:margin-top="0cm" fo:margin-bottom="0.499cm" loext:contextual-spacing="false" style:writing-mode="lr-tb"/>
    </style:style>
    <style:style style:name="P10" style:family="paragraph" style:parent-style-name="Preformatted_20_Text" style:list-style-name="L15">
      <style:paragraph-properties fo:margin-top="0cm" fo:margin-bottom="0.499cm" loext:contextual-spacing="false" style:writing-mode="lr-tb"/>
    </style:style>
    <style:style style:name="P11" style:family="paragraph" style:parent-style-name="Preformatted_20_Text" style:list-style-name="L18">
      <style:paragraph-properties fo:margin-top="0cm" fo:margin-bottom="0.499cm" loext:contextual-spacing="false" style:writing-mode="lr-tb"/>
    </style:style>
    <style:style style:name="P12" style:family="paragraph" style:parent-style-name="Preformatted_20_Text" style:list-style-name="L21">
      <style:paragraph-properties fo:margin-top="0cm" fo:margin-bottom="0.499cm" loext:contextual-spacing="false" style:writing-mode="lr-tb"/>
    </style:style>
    <style:style style:name="P13" style:family="paragraph" style:parent-style-name="Preformatted_20_Text" style:list-style-name="L23">
      <style:paragraph-properties fo:margin-top="0cm" fo:margin-bottom="0.499cm" loext:contextual-spacing="false" style:writing-mode="lr-tb"/>
    </style:style>
    <style:style style:name="P14" style:family="paragraph" style:parent-style-name="Preformatted_20_Text" style:list-style-name="L25">
      <style:paragraph-properties fo:margin-top="0cm" fo:margin-bottom="0.499cm" loext:contextual-spacing="false" style:writing-mode="lr-tb"/>
    </style:style>
    <style:style style:name="P15" style:family="paragraph" style:parent-style-name="Preformatted_20_Text" style:list-style-name="L27">
      <style:paragraph-properties fo:margin-top="0cm" fo:margin-bottom="0.499cm" loext:contextual-spacing="false" style:writing-mode="lr-tb"/>
    </style:style>
    <style:style style:name="P16" style:family="paragraph" style:parent-style-name="Preformatted_20_Text" style:list-style-name="L30">
      <style:paragraph-properties fo:margin-top="0cm" fo:margin-bottom="0.499cm" loext:contextual-spacing="false" style:writing-mode="lr-tb"/>
    </style:style>
    <style:style style:name="P17" style:family="paragraph" style:parent-style-name="Standard">
      <style:text-properties officeooo:rsid="00046eb7" officeooo:paragraph-rsid="00046eb7"/>
    </style:style>
    <style:style style:name="P18" style:family="paragraph" style:parent-style-name="Text_20_body">
      <style:text-properties loext:padding="0cm" loext:border="none"/>
    </style:style>
    <style:style style:name="P19" style:family="paragraph" style:parent-style-name="Text_20_body" style:list-style-name="L1"/>
    <style:style style:name="P20" style:family="paragraph" style:parent-style-name="Text_20_body" style:list-style-name="L2"/>
    <style:style style:name="P21" style:family="paragraph" style:parent-style-name="Text_20_body" style:list-style-name="L4"/>
    <style:style style:name="P22" style:family="paragraph" style:parent-style-name="Text_20_body" style:list-style-name="L5"/>
    <style:style style:name="P23" style:family="paragraph" style:parent-style-name="Text_20_body" style:list-style-name="L7"/>
    <style:style style:name="P24" style:family="paragraph" style:parent-style-name="Text_20_body" style:list-style-name="L9"/>
    <style:style style:name="P25" style:family="paragraph" style:parent-style-name="Text_20_body" style:list-style-name="L11"/>
    <style:style style:name="P26" style:family="paragraph" style:parent-style-name="Text_20_body" style:list-style-name="L13"/>
    <style:style style:name="P27" style:family="paragraph" style:parent-style-name="Text_20_body" style:list-style-name="L14"/>
    <style:style style:name="P28" style:family="paragraph" style:parent-style-name="Text_20_body" style:list-style-name="L16"/>
    <style:style style:name="P29" style:family="paragraph" style:parent-style-name="Text_20_body" style:list-style-name="L17"/>
    <style:style style:name="P30" style:family="paragraph" style:parent-style-name="Text_20_body" style:list-style-name="L19"/>
    <style:style style:name="P31" style:family="paragraph" style:parent-style-name="Text_20_body" style:list-style-name="L20"/>
    <style:style style:name="P32" style:family="paragraph" style:parent-style-name="Text_20_body" style:list-style-name="L22"/>
    <style:style style:name="P33" style:family="paragraph" style:parent-style-name="Text_20_body" style:list-style-name="L24"/>
    <style:style style:name="P34" style:family="paragraph" style:parent-style-name="Text_20_body" style:list-style-name="L26"/>
    <style:style style:name="P35" style:family="paragraph" style:parent-style-name="Text_20_body" style:list-style-name="L28"/>
    <style:style style:name="P36" style:family="paragraph" style:parent-style-name="Text_20_body" style:list-style-name="L29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5">You said:</text:h>
      <text:p text:style-name="P18">import os import cv2 import json import numpy as np from ultralytics import YOLO get all required library </text:p>
      <text:h text:style-name="Heading_20_6" text:outline-level="6">ChatGPT said:</text:h>
      <text:p text:style-name="Text_20_body">Here's a list of all the required libraries from your code snippet and how to install them using <text:span text:style-name="Source_20_Text">pip</text:span> if you don't have them already installed:</text:p>
      <text:h text:style-name="Heading_20_3" text:outline-level="3">1. <text:span text:style-name="Source_20_Text">os</text:span></text:h>
      <text:list xml:id="list2663566097" text:style-name="L1">
        <text:list-item>
          <text:p text:style-name="P19"><text:span text:style-name="Strong_20_Emphasis">Purpose:</text:span> Built-in Python module for interacting with the operating system.</text:p>
        </text:list-item>
        <text:list-item>
          <text:p text:style-name="P19">✅ <text:span text:style-name="Strong_20_Emphasis">No installation needed</text:span> (comes with Python).</text:p>
        </text:list-item>
      </text:list>
      <text:h text:style-name="Heading_20_3" text:outline-level="3">2. <text:span text:style-name="Source_20_Text">cv2</text:span> (OpenCV)</text:h>
      <text:list xml:id="list3316914611" text:style-name="L2">
        <text:list-item>
          <text:p text:style-name="P20"><text:span text:style-name="Strong_20_Emphasis">Purpose:</text:span> For image processing and computer vision tasks.</text:p>
        </text:list-item>
        <text:list-item>
          <text:p text:style-name="P20">🔧 Install via:</text:p>
        </text:list-item>
      </text:list>
      <text:list xml:id="list286220186" text:style-name="L3">
        <text:list-item>
          <text:p text:style-name="P5"><text:span text:style-name="Source_20_Text">pip install opencv-python</text:span></text:p>
        </text:list-item>
      </text:list>
      <text:h text:style-name="Heading_20_3" text:outline-level="3">3. <text:span text:style-name="Source_20_Text">json</text:span></text:h>
      <text:list xml:id="list3253350775" text:style-name="L4">
        <text:list-item>
          <text:p text:style-name="P21"><text:span text:style-name="Strong_20_Emphasis">Purpose:</text:span> Built-in Python module to handle JSON data.</text:p>
        </text:list-item>
        <text:list-item>
          <text:p text:style-name="P21">✅ <text:span text:style-name="Strong_20_Emphasis">No installation needed</text:span> (comes with Python).</text:p>
        </text:list-item>
      </text:list>
      <text:h text:style-name="Heading_20_3" text:outline-level="3">4. <text:span text:style-name="Source_20_Text">numpy</text:span></text:h>
      <text:list xml:id="list1920128207" text:style-name="L5">
        <text:list-item>
          <text:p text:style-name="P22"><text:span text:style-name="Strong_20_Emphasis">Purpose:</text:span> For numerical operations and array handling.</text:p>
        </text:list-item>
        <text:list-item>
          <text:p text:style-name="P22">🔧 Install via:</text:p>
        </text:list-item>
      </text:list>
      <text:list xml:id="list3210701962" text:style-name="L6">
        <text:list-item>
          <text:p text:style-name="P6"><text:span text:style-name="Source_20_Text">pip install numpy</text:span></text:p>
        </text:list-item>
      </text:list>
      <text:h text:style-name="Heading_20_3" text:outline-level="3">5. <text:span text:style-name="Source_20_Text">ultralytics</text:span></text:h>
      <text:list xml:id="list3362102099" text:style-name="L7">
        <text:list-item>
          <text:p text:style-name="P23"><text:span text:style-name="Strong_20_Emphasis">Purpose:</text:span> YOLOv8 and other Ultralytics models for object detection.</text:p>
        </text:list-item>
        <text:list-item>
          <text:p text:style-name="P23">🔧 Install via:</text:p>
        </text:list-item>
      </text:list>
      <text:list xml:id="list286028815" text:style-name="L8">
        <text:list-item>
          <text:p text:style-name="P7"><text:span text:style-name="Source_20_Text">pip install ultralytics</text:span></text:p>
        </text:list-item>
      </text:list>
      <text:p text:style-name="Horizontal_20_Line"/>
      <text:h text:style-name="Heading_20_3" text:outline-level="3">✅ Final Combined Install Command:</text:h>
      <text:p text:style-name="Text_20_body">If you're setting up from scratch, you can run this one command:</text:p>
      <text:p text:style-name="P4"><text:span text:style-name="Source_20_Text">pip install opencv-python numpy ultralytics</text:span></text:p>
      <text:p text:style-name="Text_20_body">Let me know if you'd like a <text:span text:style-name="Source_20_Text">requirements.txt</text:span> file or a virtual environment setup too.</text:p>
      <text:h text:style-name="Heading_20_5" text:outline-level="5">You said:</text:h>
      <text:p text:style-name="Text_20_body">pip install opencv-python numpy ultralytics with virtual enviroment </text:p>
      <text:h text:style-name="Heading_20_6" text:outline-level="6"><text:soft-page-break/>ChatGPT said:</text:h>
      <text:p text:style-name="Text_20_body">Here's a step-by-step guide to create a <text:span text:style-name="Strong_20_Emphasis">virtual environment</text:span> and install <text:span text:style-name="Source_20_Text">opencv-python</text:span>, <text:span text:style-name="Source_20_Text">numpy</text:span>, and <text:span text:style-name="Source_20_Text">ultralytics</text:span> inside it.</text:p>
      <text:p text:style-name="Horizontal_20_Line"/>
      <text:h text:style-name="Heading_20_3" text:outline-level="3">✅ Step-by-Step Instructions</text:h>
      <text:h text:style-name="Heading_20_4" text:outline-level="4">1. <text:span text:style-name="Strong_20_Emphasis">Create a virtual environment</text:span></text:h>
      <text:p text:style-name="Text_20_body">In your terminal or command prompt, run:</text:p>
      <text:p text:style-name="P4"><text:span text:style-name="Source_20_Text">python -m venv yolovenv</text:span></text:p>
      <text:p text:style-name="Text_20_body">This creates a virtual environment named <text:span text:style-name="Source_20_Text">yolovenv</text:span>.</text:p>
      <text:p text:style-name="Horizontal_20_Line"/>
      <text:h text:style-name="Heading_20_4" text:outline-level="4">2. <text:span text:style-name="Strong_20_Emphasis">Activate the virtual environment</text:span></text:h>
      <text:list xml:id="list1777148981" text:style-name="L9">
        <text:list-item>
          <text:p text:style-name="P24"><text:span text:style-name="Strong_20_Emphasis">Windows:</text:span></text:p>
        </text:list-item>
      </text:list>
      <text:list xml:id="list3007834980" text:style-name="L10">
        <text:list-item>
          <text:p text:style-name="P8"><text:span text:style-name="Source_20_Text">yolovenv\Scripts\activate</text:span></text:p>
        </text:list-item>
      </text:list>
      <text:list xml:id="list3644708108" text:style-name="L11">
        <text:list-item>
          <text:p text:style-name="P25"><text:span text:style-name="Strong_20_Emphasis">macOS/Linux:</text:span></text:p>
        </text:list-item>
      </text:list>
      <text:list xml:id="list1165660172" text:style-name="L12">
        <text:list-item>
          <text:p text:style-name="P9"><text:span text:style-name="Source_20_Text">source yolovenv/bin/activate</text:span></text:p>
        </text:list-item>
      </text:list>
      <text:p text:style-name="Text_20_body">Once activated, you’ll see <text:span text:style-name="Source_20_Text">(yolovenv)</text:span> at the beginning of your terminal prompt.</text:p>
      <text:p text:style-name="Horizontal_20_Line"/>
      <text:h text:style-name="Heading_20_4" text:outline-level="4">3. <text:span text:style-name="Strong_20_Emphasis">Install the required libraries</text:span></text:h>
      <text:p text:style-name="Text_20_body">Now that you're inside the virtual environment, install the packages:</text:p>
      <text:p text:style-name="P4"><text:span text:style-name="Source_20_Text">pip install opencv-python numpy ultralytics</text:span></text:p>
      <text:p text:style-name="Horizontal_20_Line"/>
      <text:h text:style-name="Heading_20_4" text:outline-level="4">4. <text:span text:style-name="Strong_20_Emphasis">(Optional) Create a requirements file</text:span></text:h>
      <text:p text:style-name="Text_20_body">To save the list of packages for future use:</text:p>
      <text:p text:style-name="P4"><text:span text:style-name="Source_20_Text">pip freeze &gt; requirements.txt</text:span></text:p>
      <text:p text:style-name="Text_20_body">Later, you or someone else can install the same environment with:</text:p>
      <text:p text:style-name="P4"><text:span text:style-name="Source_20_Text">pip install -r requirements.txt</text:span></text:p>
      <text:p text:style-name="Horizontal_20_Line"/>
      <text:p text:style-name="Text_20_body">Let me know if you’d like to integrate this with VS Code or Jupyter Notebook too.</text:p>
      <text:h text:style-name="Heading_20_5" text:outline-level="5">You said:</text:h>
      <text:p text:style-name="Text_20_body">(base) sakthees-monk@saktheesmonk-desktop:~$ python -m venv yolovenv (base) sakthees-monk@saktheesmonk-desktop:~$ yolovenv\Scripts\activate yolovenvScriptsactivate: command not found in conda </text:p>
      <text:h text:style-name="Heading_20_6" text:outline-level="6"><text:soft-page-break/>ChatGPT said:</text:h>
      <text:p text:style-name="Text_20_body">Thanks for the clarification — you're on a <text:span text:style-name="Strong_20_Emphasis">Linux</text:span> or <text:span text:style-name="Strong_20_Emphasis">macOS</text:span> system (based on the <text:span text:style-name="Source_20_Text">@desktop:~$</text:span> prompt), and you're also using a <text:span text:style-name="Strong_20_Emphasis">Conda base environment</text:span>.</text:p>
      <text:p text:style-name="Text_20_body">Here's how you can properly activate your Python <text:span text:style-name="Source_20_Text">venv</text:span> on Linux/macOS:</text:p>
      <text:p text:style-name="Horizontal_20_Line"/>
      <text:h text:style-name="Heading_20_3" text:outline-level="3">✅ Correct Steps for Linux/macOS</text:h>
      <text:h text:style-name="Heading_20_4" text:outline-level="4">1. <text:span text:style-name="Strong_20_Emphasis">Create the virtual environment</text:span></text:h>
      <text:p text:style-name="Text_20_body">You've already done this correctly:</text:p>
      <text:p text:style-name="P4"><text:span text:style-name="Source_20_Text">python -m venv yolovenv</text:span></text:p>
      <text:h text:style-name="Heading_20_4" text:outline-level="4">2. <text:span text:style-name="Strong_20_Emphasis">Activate the virtual environment</text:span></text:h>
      <text:p text:style-name="Text_20_body">On Linux/macOS, use:</text:p>
      <text:p text:style-name="P4"><text:span text:style-name="Source_20_Text">source yolovenv/bin/activate</text:span></text:p>
      <text:p text:style-name="Quotations">⚠️ The Windows-style path <text:span text:style-name="Source_20_Text">yolovenv\Scripts\activate</text:span> will not work on Linux/macOS.</text:p>
      <text:p text:style-name="Text_20_body">Once activated, your prompt should change to:</text:p>
      <text:p text:style-name="P4"><text:span text:style-name="Source_20_Text">(yolovenv) sakthees-monk@...</text:span></text:p>
      <text:p text:style-name="Horizontal_20_Line"/>
      <text:h text:style-name="Heading_20_3" text:outline-level="3">✅ Continue with package installation:</text:h>
      <text:p text:style-name="Text_20_body">After activation:</text:p>
      <text:p text:style-name="P4"><text:span text:style-name="Source_20_Text">pip install opencv-python numpy ultralytics</text:span></text:p>
      <text:p text:style-name="Horizontal_20_Line"/>
      <text:h text:style-name="Heading_20_3" text:outline-level="3">🔄 To deactivate the virtual environment:</text:h>
      <text:p text:style-name="Text_20_body">When you're done, just run:</text:p>
      <text:p text:style-name="P4"><text:span text:style-name="Source_20_Text">deactivate</text:span></text:p>
      <text:p text:style-name="Horizontal_20_Line"/>
      <text:p text:style-name="Text_20_body">Let me know if you're using Conda intentionally and prefer to do this with a Conda environment instead of <text:span text:style-name="Source_20_Text">venv</text:span>.</text:p>
      <text:h text:style-name="Heading_20_5" text:outline-level="5">You said:</text:h>
      <text:p text:style-name="Text_20_body">use python 3.9</text:p>
      <text:h text:style-name="Heading_20_6" text:outline-level="6">ChatGPT said:</text:h>
      <text:p text:style-name="Text_20_body">Great! If you want to create a <text:span text:style-name="Strong_20_Emphasis">virtual environment using Python 3.9</text:span> on Linux/macOS, follow these steps:</text:p>
      <text:p text:style-name="Horizontal_20_Line"/>
      <text:h text:style-name="Heading_20_3" text:outline-level="3"><text:soft-page-break/>✅ Step-by-Step: Create a <text:span text:style-name="Source_20_Text">venv</text:span> with Python 3.9</text:h>
      <text:h text:style-name="Heading_20_4" text:outline-level="4">1. <text:span text:style-name="Strong_20_Emphasis">Make sure Python 3.9 is installed</text:span></text:h>
      <text:p text:style-name="Text_20_body">Check if it's available:</text:p>
      <text:p text:style-name="P4"><text:span text:style-name="Source_20_Text">python3.9 --version</text:span></text:p>
      <text:p text:style-name="Text_20_body">If you don’t see something like <text:span text:style-name="Source_20_Text">Python 3.9.x</text:span>, you need to install it.</text:p>
      <text:h text:style-name="Heading_20_5" text:outline-level="5">To install Python 3.9 on Ubuntu/Debian:</text:h>
      <text:p text:style-name="P3"><text:span text:style-name="Source_20_Text">sudo apt update</text:span></text:p>
      <text:p text:style-name="P4"><text:span text:style-name="Source_20_Text">sudo apt install python3.9 python3.9-venv python3.9-distutils</text:span></text:p>
      <text:p text:style-name="Horizontal_20_Line"/>
      <text:h text:style-name="Heading_20_4" text:outline-level="4">2. <text:span text:style-name="Strong_20_Emphasis">Create a virtual environment with Python 3.9</text:span></text:h>
      <text:p text:style-name="Text_20_body">Run:</text:p>
      <text:p text:style-name="P4"><text:span text:style-name="Source_20_Text">python3.9 -m venv yolovenv</text:span></text:p>
      <text:p text:style-name="Horizontal_20_Line"/>
      <text:h text:style-name="Heading_20_4" text:outline-level="4">3. <text:span text:style-name="Strong_20_Emphasis">Activate the virtual environment</text:span></text:h>
      <text:p text:style-name="P4"><text:span text:style-name="Source_20_Text">source yolovenv/bin/activate</text:span></text:p>
      <text:p text:style-name="Text_20_body">You should now see:</text:p>
      <text:p text:style-name="P4"><text:span text:style-name="Source_20_Text">(yolovenv) sakthees-monk@...</text:span></text:p>
      <text:p text:style-name="Horizontal_20_Line"/>
      <text:h text:style-name="Heading_20_4" text:outline-level="4">4. <text:span text:style-name="Strong_20_Emphasis">Install required packages</text:span></text:h>
      <text:p text:style-name="Text_20_body">Once activated, install the packages:</text:p>
      <text:p text:style-name="P4"><text:span text:style-name="Source_20_Text">pip install opencv-python numpy ultralytics</text:span></text:p>
      <text:p text:style-name="Horizontal_20_Line"/>
      <text:h text:style-name="Heading_20_4" text:outline-level="4">5. <text:span text:style-name="Strong_20_Emphasis">Verify everything is set</text:span></text:h>
      <text:p text:style-name="Text_20_body">Check Python version inside the venv:</text:p>
      <text:p text:style-name="P4"><text:span text:style-name="Source_20_Text">python --version</text:span></text:p>
      <text:p text:style-name="Text_20_body">Should output:</text:p>
      <text:p text:style-name="P4"><text:span text:style-name="Source_20_Text">Python 3.9.x</text:span></text:p>
      <text:p text:style-name="Horizontal_20_Line"/>
      <text:p text:style-name="Text_20_body">Let me know if you’d like a script to automate this whole setup.</text:p>
      <text:h text:style-name="Heading_20_5" text:outline-level="5">You said:</text:h>
      <text:p text:style-name="Text_20_body">(yolovenv) (base) shows nboth use only (yolovenv) </text:p>
      <text:h text:style-name="Heading_20_6" text:outline-level="6"><text:soft-page-break/>ChatGPT said:</text:h>
      <text:p text:style-name="Text_20_body">Good observation! If your terminal prompt shows both <text:span text:style-name="Source_20_Text">(yolovenv) (base)</text:span> like this:</text:p>
      <text:p text:style-name="P4"><text:span text:style-name="Source_20_Text">(yolovenv) (base) sakthees-monk@...</text:span></text:p>
      <text:p text:style-name="Text_20_body">It means:</text:p>
      <text:list xml:id="list1974647112" text:style-name="L13">
        <text:list-item>
          <text:p text:style-name="P26"><text:span text:style-name="Source_20_Text">(base)</text:span> is your <text:span text:style-name="Strong_20_Emphasis">Conda base environment</text:span>, activated by default.</text:p>
        </text:list-item>
        <text:list-item>
          <text:p text:style-name="P26"><text:span text:style-name="Source_20_Text">(yolovenv)</text:span> is your <text:span text:style-name="Strong_20_Emphasis">Python 3.9 </text:span><text:span text:style-name="Strong_20_Emphasis"><text:span text:style-name="Source_20_Text">venv</text:span></text:span>, which you activated manually.</text:p>
        </text:list-item>
      </text:list>
      <text:p text:style-name="Horizontal_20_Line"/>
      <text:h text:style-name="Heading_20_3" text:outline-level="3">✅ Goal: Show only <text:span text:style-name="Source_20_Text">(yolovenv)</text:span> and hide <text:span text:style-name="Source_20_Text">(base)</text:span></text:h>
      <text:h text:style-name="Heading_20_4" text:outline-level="4">🔧 Solution 1: Temporarily disable Conda base auto-activation</text:h>
      <text:p text:style-name="Text_20_body">To disable <text:span text:style-name="Source_20_Text">(base)</text:span> showing every time you open a terminal or activate another environment:</text:p>
      <text:p text:style-name="Text_20_body">Run this <text:span text:style-name="Strong_20_Emphasis">once</text:span>:</text:p>
      <text:p text:style-name="P4"><text:span text:style-name="Source_20_Text">conda config --set auto_activate_base false</text:span></text:p>
      <text:p text:style-name="Text_20_body">Then close and reopen the terminal. You’ll only see <text:span text:style-name="Source_20_Text">(yolovenv)</text:span> when you activate your virtual environment manually.</text:p>
      <text:p text:style-name="Horizontal_20_Line"/>
      <text:h text:style-name="Heading_20_3" text:outline-level="3">💡 Tip: To manually activate Conda base again (if ever needed):</text:h>
      <text:p text:style-name="P4"><text:span text:style-name="Source_20_Text">conda activate base</text:span></text:p>
      <text:p text:style-name="Horizontal_20_Line"/>
      <text:h text:style-name="Heading_20_4" text:outline-level="4">🔧 Solution 2: Start a clean shell (for current session only)</text:h>
      <text:p text:style-name="Text_20_body">If you don't want to change Conda settings, just deactivate base for your current session:</text:p>
      <text:p text:style-name="P3"><text:span text:style-name="Source_20_Text">conda deactivate</text:span></text:p>
      <text:p text:style-name="P4"><text:span text:style-name="Source_20_Text">source yolovenv/bin/activate</text:span></text:p>
      <text:p text:style-name="Text_20_body">Then your prompt will show:</text:p>
      <text:p text:style-name="P4"><text:span text:style-name="Source_20_Text">(yolovenv) sakthees-monk@...</text:span></text:p>
      <text:p text:style-name="Horizontal_20_Line"/>
      <text:p text:style-name="Text_20_body">Let me know if you want to fully switch from Conda to <text:span text:style-name="Source_20_Text">venv</text:span> workflows or if you're integrating this with a Jupyter notebook or IDE like VS Code.</text:p>
      <text:h text:style-name="Heading_20_5" text:outline-level="5">You said:</text:h>
      <text:p text:style-name="Text_20_body">no heesmonk-desktop:~$ conda deactivate (yolovenv) sakthees-monk@saktheesmonk-desktop:~$ source yolovenv/bin/activate (yolovenv) (base) sakthees-monk@saktheesmonk-desktop:~$ </text:p>
      <text:h text:style-name="Heading_20_6" text:outline-level="6">ChatGPT said:</text:h>
      <text:p text:style-name="Text_20_body">Thanks for the update! You’re seeing both <text:span text:style-name="Source_20_Text">(yolovenv)</text:span> and <text:span text:style-name="Source_20_Text">(base)</text:span> <text:span text:style-name="Strong_20_Emphasis">because Conda's base environment is auto-activated in your shell startup configuration.</text:span></text:p>
      <text:p text:style-name="Text_20_body"><text:soft-page-break/>Even after you deactivate it manually, it reactivates automatically when you open a new terminal or source another environment — like your <text:span text:style-name="Source_20_Text">venv</text:span>.</text:p>
      <text:p text:style-name="Horizontal_20_Line"/>
      <text:h text:style-name="Heading_20_3" text:outline-level="3">✅ Permanent Fix: Disable Conda's Auto-Activation of <text:span text:style-name="Source_20_Text">(base)</text:span></text:h>
      <text:p text:style-name="Text_20_body">Run this command once:</text:p>
      <text:p text:style-name="P4"><text:span text:style-name="Source_20_Text">conda config --set auto_activate_base false</text:span></text:p>
      <text:p text:style-name="Horizontal_20_Line"/>
      <text:h text:style-name="Heading_20_3" text:outline-level="3">🔁 Then do the following:</text:h>
      <text:list xml:id="list821002407" text:style-name="L14">
        <text:list-item>
          <text:p text:style-name="P27"><text:span text:style-name="Strong_20_Emphasis">Close your terminal completely.</text:span></text:p>
        </text:list-item>
        <text:list-item>
          <text:p text:style-name="P27"><text:span text:style-name="Strong_20_Emphasis">Open a new terminal.</text:span></text:p>
        </text:list-item>
        <text:list-item>
          <text:p text:style-name="P27">Activate only your <text:span text:style-name="Source_20_Text">venv</text:span>:</text:p>
        </text:list-item>
      </text:list>
      <text:list xml:id="list2164862304" text:style-name="L15">
        <text:list-item text:start-value="3">
          <text:p text:style-name="P10"><text:span text:style-name="Source_20_Text">source yolovenv/bin/activate</text:span></text:p>
        </text:list-item>
      </text:list>
      <text:p text:style-name="Text_20_body">✅ Your prompt should now show:</text:p>
      <text:p text:style-name="P4"><text:span text:style-name="Source_20_Text">(yolovenv) sakthees-monk@saktheesmonk-desktop:~$</text:span></text:p>
      <text:p text:style-name="Horizontal_20_Line"/>
      <text:h text:style-name="Heading_20_3" text:outline-level="3">📌 Why This Happens</text:h>
      <text:p text:style-name="Text_20_body">When Conda is installed, it adds <text:span text:style-name="Source_20_Text">conda activate base</text:span> or <text:span text:style-name="Source_20_Text">conda initialize</text:span> code to your shell startup file (like <text:span text:style-name="Source_20_Text">~/.bashrc</text:span>, <text:span text:style-name="Source_20_Text">~/.zshrc</text:span>, etc.). This causes <text:span text:style-name="Source_20_Text">(base)</text:span> to load automatically in every terminal.</text:p>
      <text:p text:style-name="Text_20_body">Disabling auto-activation stops this behavior, and you can then use Python’s <text:span text:style-name="Source_20_Text">venv</text:span> environments cleanly without Conda interference.</text:p>
      <text:p text:style-name="Horizontal_20_Line"/>
      <text:p text:style-name="Text_20_body">Let me know if you'd like help editing your shell config file manually (<text:span text:style-name="Source_20_Text">.bashrc</text:span>, <text:span text:style-name="Source_20_Text">.zshrc</text:span>, etc.) or if you're using a specific shell like <text:span text:style-name="Source_20_Text">zsh</text:span> or <text:span text:style-name="Source_20_Text">fish</text:span>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><text:soft-page-break/>\</text:p>
      <text:p text:style-name="P17"/>
      <text:h text:style-name="P2" text:outline-level="5">You said:</text:h>
      <text:p text:style-name="P18">import os import cv2 import json import numpy as np from ultralytics import YOLO get all required library </text:p>
      <text:h text:style-name="Heading_20_6" text:outline-level="6">ChatGPT said:</text:h>
      <text:p text:style-name="Text_20_body">Here's a list of all the required libraries from your code snippet and how to install them using <text:span text:style-name="Source_20_Text">pip</text:span> if you don't have them already installed:</text:p>
      <text:h text:style-name="Heading_20_3" text:outline-level="3">1. <text:span text:style-name="Source_20_Text">os</text:span></text:h>
      <text:list xml:id="list2559008445" text:style-name="L16">
        <text:list-item>
          <text:p text:style-name="P28"><text:span text:style-name="Strong_20_Emphasis">Purpose:</text:span> Built-in Python module for interacting with the operating system.</text:p>
        </text:list-item>
        <text:list-item>
          <text:p text:style-name="P28">✅ <text:span text:style-name="Strong_20_Emphasis">No installation needed</text:span> (comes with Python).</text:p>
        </text:list-item>
      </text:list>
      <text:h text:style-name="Heading_20_3" text:outline-level="3">2. <text:span text:style-name="Source_20_Text">cv2</text:span> (OpenCV)</text:h>
      <text:list xml:id="list1658368064" text:style-name="L17">
        <text:list-item>
          <text:p text:style-name="P29"><text:span text:style-name="Strong_20_Emphasis">Purpose:</text:span> For image processing and computer vision tasks.</text:p>
        </text:list-item>
        <text:list-item>
          <text:p text:style-name="P29">🔧 Install via:</text:p>
        </text:list-item>
      </text:list>
      <text:list xml:id="list1672418925" text:style-name="L18">
        <text:list-item>
          <text:p text:style-name="P11"><text:span text:style-name="Source_20_Text">pip install opencv-python</text:span></text:p>
        </text:list-item>
      </text:list>
      <text:h text:style-name="Heading_20_3" text:outline-level="3">3. <text:span text:style-name="Source_20_Text">json</text:span></text:h>
      <text:list xml:id="list3450544195" text:style-name="L19">
        <text:list-item>
          <text:p text:style-name="P30"><text:span text:style-name="Strong_20_Emphasis">Purpose:</text:span> Built-in Python module to handle JSON data.</text:p>
        </text:list-item>
        <text:list-item>
          <text:p text:style-name="P30">✅ <text:span text:style-name="Strong_20_Emphasis">No installation needed</text:span> (comes with Python).</text:p>
        </text:list-item>
      </text:list>
      <text:h text:style-name="Heading_20_3" text:outline-level="3">4. <text:span text:style-name="Source_20_Text">numpy</text:span></text:h>
      <text:list xml:id="list130279870" text:style-name="L20">
        <text:list-item>
          <text:p text:style-name="P31"><text:span text:style-name="Strong_20_Emphasis">Purpose:</text:span> For numerical operations and array handling.</text:p>
        </text:list-item>
        <text:list-item>
          <text:p text:style-name="P31">🔧 Install via:</text:p>
        </text:list-item>
      </text:list>
      <text:list xml:id="list1355204073" text:style-name="L21">
        <text:list-item>
          <text:p text:style-name="P12"><text:span text:style-name="Source_20_Text">pip install numpy</text:span></text:p>
        </text:list-item>
      </text:list>
      <text:h text:style-name="Heading_20_3" text:outline-level="3">5. <text:span text:style-name="Source_20_Text">ultralytics</text:span></text:h>
      <text:list xml:id="list2110253419" text:style-name="L22">
        <text:list-item>
          <text:p text:style-name="P32"><text:span text:style-name="Strong_20_Emphasis">Purpose:</text:span> YOLOv8 and other Ultralytics models for object detection.</text:p>
        </text:list-item>
        <text:list-item>
          <text:p text:style-name="P32">🔧 Install via:</text:p>
        </text:list-item>
      </text:list>
      <text:list xml:id="list912923903" text:style-name="L23">
        <text:list-item>
          <text:p text:style-name="P13"><text:span text:style-name="Source_20_Text">pip install ultralytics</text:span></text:p>
        </text:list-item>
      </text:list>
      <text:p text:style-name="Horizontal_20_Line"/>
      <text:h text:style-name="Heading_20_3" text:outline-level="3">✅ Final Combined Install Command:</text:h>
      <text:p text:style-name="Text_20_body">If you're setting up from scratch, you can run this one command:</text:p>
      <text:p text:style-name="P4"><text:span text:style-name="Source_20_Text">pip install opencv-python numpy ultralytics</text:span></text:p>
      <text:p text:style-name="Text_20_body">Let me know if you'd like a <text:span text:style-name="Source_20_Text">requirements.txt</text:span> file or a virtual environment setup too.</text:p>
      <text:h text:style-name="Heading_20_5" text:outline-level="5"><text:soft-page-break/>You said:</text:h>
      <text:p text:style-name="Text_20_body">pip install opencv-python numpy ultralytics with virtual enviroment </text:p>
      <text:h text:style-name="Heading_20_6" text:outline-level="6">ChatGPT said:</text:h>
      <text:p text:style-name="Text_20_body">Here's a step-by-step guide to create a <text:span text:style-name="Strong_20_Emphasis">virtual environment</text:span> and install <text:span text:style-name="Source_20_Text">opencv-python</text:span>, <text:span text:style-name="Source_20_Text">numpy</text:span>, and <text:span text:style-name="Source_20_Text">ultralytics</text:span> inside it.</text:p>
      <text:p text:style-name="Horizontal_20_Line"/>
      <text:h text:style-name="Heading_20_3" text:outline-level="3">✅ Step-by-Step Instructions</text:h>
      <text:h text:style-name="Heading_20_4" text:outline-level="4">1. <text:span text:style-name="Strong_20_Emphasis">Create a virtual environment</text:span></text:h>
      <text:p text:style-name="Text_20_body">In your terminal or command prompt, run:</text:p>
      <text:p text:style-name="P4"><text:span text:style-name="Source_20_Text">python -m venv yolovenv</text:span></text:p>
      <text:p text:style-name="Text_20_body">This creates a virtual environment named <text:span text:style-name="Source_20_Text">yolovenv</text:span>.</text:p>
      <text:p text:style-name="Horizontal_20_Line"/>
      <text:h text:style-name="Heading_20_4" text:outline-level="4">2. <text:span text:style-name="Strong_20_Emphasis">Activate the virtual environment</text:span></text:h>
      <text:list xml:id="list2371365809" text:style-name="L24">
        <text:list-item>
          <text:p text:style-name="P33"><text:span text:style-name="Strong_20_Emphasis">Windows:</text:span></text:p>
        </text:list-item>
      </text:list>
      <text:list xml:id="list707370264" text:style-name="L25">
        <text:list-item>
          <text:p text:style-name="P14"><text:span text:style-name="Source_20_Text">yolovenv\Scripts\activate</text:span></text:p>
        </text:list-item>
      </text:list>
      <text:list xml:id="list2130348314" text:style-name="L26">
        <text:list-item>
          <text:p text:style-name="P34"><text:span text:style-name="Strong_20_Emphasis">macOS/Linux:</text:span></text:p>
        </text:list-item>
      </text:list>
      <text:list xml:id="list3865534219" text:style-name="L27">
        <text:list-item>
          <text:p text:style-name="P15"><text:span text:style-name="Source_20_Text">source yolovenv/bin/activate</text:span></text:p>
        </text:list-item>
      </text:list>
      <text:p text:style-name="Text_20_body">Once activated, you’ll see <text:span text:style-name="Source_20_Text">(yolovenv)</text:span> at the beginning of your terminal prompt.</text:p>
      <text:p text:style-name="Horizontal_20_Line"/>
      <text:h text:style-name="Heading_20_4" text:outline-level="4">3. <text:span text:style-name="Strong_20_Emphasis">Install the required libraries</text:span></text:h>
      <text:p text:style-name="Text_20_body">Now that you're inside the virtual environment, install the packages:</text:p>
      <text:p text:style-name="P4"><text:span text:style-name="Source_20_Text">pip install opencv-python numpy ultralytics</text:span></text:p>
      <text:p text:style-name="Horizontal_20_Line"/>
      <text:h text:style-name="Heading_20_4" text:outline-level="4">4. <text:span text:style-name="Strong_20_Emphasis">(Optional) Create a requirements file</text:span></text:h>
      <text:p text:style-name="Text_20_body">To save the list of packages for future use:</text:p>
      <text:p text:style-name="P4"><text:span text:style-name="Source_20_Text">pip freeze &gt; requirements.txt</text:span></text:p>
      <text:p text:style-name="Text_20_body">Later, you or someone else can install the same environment with:</text:p>
      <text:p text:style-name="P4"><text:span text:style-name="Source_20_Text">pip install -r requirements.txt</text:span></text:p>
      <text:p text:style-name="Horizontal_20_Line"/>
      <text:p text:style-name="Text_20_body">Let me know if you’d like to integrate this with VS Code or Jupyter Notebook too.</text:p>
      <text:h text:style-name="Heading_20_5" text:outline-level="5"><text:soft-page-break/>You said:</text:h>
      <text:p text:style-name="Text_20_body">(base) sakthees-monk@saktheesmonk-desktop:~$ python -m venv yolovenv (base) sakthees-monk@saktheesmonk-desktop:~$ yolovenv\Scripts\activate yolovenvScriptsactivate: command not found in conda </text:p>
      <text:h text:style-name="Heading_20_6" text:outline-level="6">ChatGPT said:</text:h>
      <text:p text:style-name="Text_20_body">Thanks for the clarification — you're on a <text:span text:style-name="Strong_20_Emphasis">Linux</text:span> or <text:span text:style-name="Strong_20_Emphasis">macOS</text:span> system (based on the <text:span text:style-name="Source_20_Text">@desktop:~$</text:span> prompt), and you're also using a <text:span text:style-name="Strong_20_Emphasis">Conda base environment</text:span>.</text:p>
      <text:p text:style-name="Text_20_body">Here's how you can properly activate your Python <text:span text:style-name="Source_20_Text">venv</text:span> on Linux/macOS:</text:p>
      <text:p text:style-name="Horizontal_20_Line"/>
      <text:h text:style-name="Heading_20_3" text:outline-level="3">✅ Correct Steps for Linux/macOS</text:h>
      <text:h text:style-name="Heading_20_4" text:outline-level="4">1. <text:span text:style-name="Strong_20_Emphasis">Create the virtual environment</text:span></text:h>
      <text:p text:style-name="Text_20_body">You've already done this correctly:</text:p>
      <text:p text:style-name="P4"><text:span text:style-name="Source_20_Text">python -m venv yolovenv</text:span></text:p>
      <text:h text:style-name="Heading_20_4" text:outline-level="4">2. <text:span text:style-name="Strong_20_Emphasis">Activate the virtual environment</text:span></text:h>
      <text:p text:style-name="Text_20_body">On Linux/macOS, use:</text:p>
      <text:p text:style-name="P4"><text:span text:style-name="Source_20_Text">source yolovenv/bin/activate</text:span></text:p>
      <text:p text:style-name="Quotations">⚠️ The Windows-style path <text:span text:style-name="Source_20_Text">yolovenv\Scripts\activate</text:span> will not work on Linux/macOS.</text:p>
      <text:p text:style-name="Text_20_body">Once activated, your prompt should change to:</text:p>
      <text:p text:style-name="P4"><text:span text:style-name="Source_20_Text">(yolovenv) sakthees-monk@...</text:span></text:p>
      <text:p text:style-name="Horizontal_20_Line"/>
      <text:h text:style-name="Heading_20_3" text:outline-level="3">✅ Continue with package installation:</text:h>
      <text:p text:style-name="Text_20_body">After activation:</text:p>
      <text:p text:style-name="P4"><text:span text:style-name="Source_20_Text">pip install opencv-python numpy ultralytics</text:span></text:p>
      <text:p text:style-name="Horizontal_20_Line"/>
      <text:h text:style-name="Heading_20_3" text:outline-level="3">🔄 To deactivate the virtual environment:</text:h>
      <text:p text:style-name="Text_20_body">When you're done, just run:</text:p>
      <text:p text:style-name="P4"><text:span text:style-name="Source_20_Text">deactivate</text:span></text:p>
      <text:p text:style-name="Horizontal_20_Line"/>
      <text:p text:style-name="Text_20_body">Let me know if you're using Conda intentionally and prefer to do this with a Conda environment instead of <text:span text:style-name="Source_20_Text">venv</text:span>.</text:p>
      <text:h text:style-name="Heading_20_5" text:outline-level="5"><text:soft-page-break/>You said:</text:h>
      <text:p text:style-name="Text_20_body">use python 3.9</text:p>
      <text:h text:style-name="Heading_20_6" text:outline-level="6">ChatGPT said:</text:h>
      <text:p text:style-name="Text_20_body">Great! If you want to create a <text:span text:style-name="Strong_20_Emphasis">virtual environment using Python 3.9</text:span> on Linux/macOS, follow these steps:</text:p>
      <text:p text:style-name="Horizontal_20_Line"/>
      <text:h text:style-name="Heading_20_3" text:outline-level="3">✅ Step-by-Step: Create a <text:span text:style-name="Source_20_Text">venv</text:span> with Python 3.9</text:h>
      <text:h text:style-name="Heading_20_4" text:outline-level="4">1. <text:span text:style-name="Strong_20_Emphasis">Make sure Python 3.9 is installed</text:span></text:h>
      <text:p text:style-name="Text_20_body">Check if it's available:</text:p>
      <text:p text:style-name="P4"><text:span text:style-name="Source_20_Text">python3.9 --version</text:span></text:p>
      <text:p text:style-name="Text_20_body">If you don’t see something like <text:span text:style-name="Source_20_Text">Python 3.9.x</text:span>, you need to install it.</text:p>
      <text:h text:style-name="Heading_20_5" text:outline-level="5">To install Python 3.9 on Ubuntu/Debian:</text:h>
      <text:p text:style-name="P3"><text:span text:style-name="Source_20_Text">sudo apt update</text:span></text:p>
      <text:p text:style-name="P4"><text:span text:style-name="Source_20_Text">sudo apt install python3.9 python3.9-venv python3.9-distutils</text:span></text:p>
      <text:p text:style-name="Horizontal_20_Line"/>
      <text:h text:style-name="Heading_20_4" text:outline-level="4">2. <text:span text:style-name="Strong_20_Emphasis">Create a virtual environment with Python 3.9</text:span></text:h>
      <text:p text:style-name="Text_20_body">Run:</text:p>
      <text:p text:style-name="P4"><text:span text:style-name="Source_20_Text">python3.9 -m venv yolovenv</text:span></text:p>
      <text:p text:style-name="Horizontal_20_Line"/>
      <text:h text:style-name="Heading_20_4" text:outline-level="4">3. <text:span text:style-name="Strong_20_Emphasis">Activate the virtual environment</text:span></text:h>
      <text:p text:style-name="P4"><text:span text:style-name="Source_20_Text">source yolovenv/bin/activate</text:span></text:p>
      <text:p text:style-name="Text_20_body">You should now see:</text:p>
      <text:p text:style-name="P4"><text:span text:style-name="Source_20_Text">(yolovenv) sakthees-monk@...</text:span></text:p>
      <text:p text:style-name="Horizontal_20_Line"/>
      <text:h text:style-name="Heading_20_4" text:outline-level="4">4. <text:span text:style-name="Strong_20_Emphasis">Install required packages</text:span></text:h>
      <text:p text:style-name="Text_20_body">Once activated, install the packages:</text:p>
      <text:p text:style-name="P4"><text:span text:style-name="Source_20_Text">pip install opencv-python numpy ultralytics</text:span></text:p>
      <text:p text:style-name="Horizontal_20_Line"/>
      <text:h text:style-name="Heading_20_4" text:outline-level="4">5. <text:span text:style-name="Strong_20_Emphasis">Verify everything is set</text:span></text:h>
      <text:p text:style-name="Text_20_body">Check Python version inside the venv:</text:p>
      <text:p text:style-name="P4"><text:span text:style-name="Source_20_Text">python --version</text:span></text:p>
      <text:p text:style-name="Text_20_body">Should output:</text:p>
      <text:p text:style-name="P4"><text:soft-page-break/><text:span text:style-name="Source_20_Text">Python 3.9.x</text:span></text:p>
      <text:p text:style-name="Horizontal_20_Line"/>
      <text:p text:style-name="Text_20_body">Let me know if you’d like a script to automate this whole setup.</text:p>
      <text:h text:style-name="Heading_20_5" text:outline-level="5">You said:</text:h>
      <text:p text:style-name="Text_20_body">(yolovenv) (base) shows nboth use only (yolovenv) </text:p>
      <text:h text:style-name="Heading_20_6" text:outline-level="6">ChatGPT said:</text:h>
      <text:p text:style-name="Text_20_body">Good observation! If your terminal prompt shows both <text:span text:style-name="Source_20_Text">(yolovenv) (base)</text:span> like this:</text:p>
      <text:p text:style-name="P4"><text:span text:style-name="Source_20_Text">(yolovenv) (base) sakthees-monk@...</text:span></text:p>
      <text:p text:style-name="Text_20_body">It means:</text:p>
      <text:list xml:id="list3864964990" text:style-name="L28">
        <text:list-item>
          <text:p text:style-name="P35"><text:span text:style-name="Source_20_Text">(base)</text:span> is your <text:span text:style-name="Strong_20_Emphasis">Conda base environment</text:span>, activated by default.</text:p>
        </text:list-item>
        <text:list-item>
          <text:p text:style-name="P35"><text:span text:style-name="Source_20_Text">(yolovenv)</text:span> is your <text:span text:style-name="Strong_20_Emphasis">Python 3.9 </text:span><text:span text:style-name="Strong_20_Emphasis"><text:span text:style-name="Source_20_Text">venv</text:span></text:span>, which you activated manually.</text:p>
        </text:list-item>
      </text:list>
      <text:p text:style-name="Horizontal_20_Line"/>
      <text:h text:style-name="Heading_20_3" text:outline-level="3">✅ Goal: Show only <text:span text:style-name="Source_20_Text">(yolovenv)</text:span> and hide <text:span text:style-name="Source_20_Text">(base)</text:span></text:h>
      <text:h text:style-name="Heading_20_4" text:outline-level="4">🔧 Solution 1: Temporarily disable Conda base auto-activation</text:h>
      <text:p text:style-name="Text_20_body">To disable <text:span text:style-name="Source_20_Text">(base)</text:span> showing every time you open a terminal or activate another environment:</text:p>
      <text:p text:style-name="Text_20_body">Run this <text:span text:style-name="Strong_20_Emphasis">once</text:span>:</text:p>
      <text:p text:style-name="P4"><text:span text:style-name="Source_20_Text">conda config --set auto_activate_base false</text:span></text:p>
      <text:p text:style-name="Text_20_body">Then close and reopen the terminal. You’ll only see <text:span text:style-name="Source_20_Text">(yolovenv)</text:span> when you activate your virtual environment manually.</text:p>
      <text:p text:style-name="Horizontal_20_Line"/>
      <text:h text:style-name="Heading_20_3" text:outline-level="3">💡 Tip: To manually activate Conda base again (if ever needed):</text:h>
      <text:p text:style-name="P4"><text:span text:style-name="Source_20_Text">conda activate base</text:span></text:p>
      <text:p text:style-name="Horizontal_20_Line"/>
      <text:h text:style-name="Heading_20_4" text:outline-level="4">🔧 Solution 2: Start a clean shell (for current session only)</text:h>
      <text:p text:style-name="Text_20_body">If you don't want to change Conda settings, just deactivate base for your current session:</text:p>
      <text:p text:style-name="P3"><text:span text:style-name="Source_20_Text">conda deactivate</text:span></text:p>
      <text:p text:style-name="P4"><text:span text:style-name="Source_20_Text">source yolovenv/bin/activate</text:span></text:p>
      <text:p text:style-name="Text_20_body">Then your prompt will show:</text:p>
      <text:p text:style-name="P4"><text:span text:style-name="Source_20_Text">(yolovenv) sakthees-monk@...</text:span></text:p>
      <text:p text:style-name="Horizontal_20_Line"/>
      <text:p text:style-name="Text_20_body">Let me know if you want to fully switch from Conda to <text:span text:style-name="Source_20_Text">venv</text:span> workflows or if you're integrating this with a Jupyter notebook or IDE like VS Code.</text:p>
      <text:h text:style-name="Heading_20_5" text:outline-level="5"><text:soft-page-break/>You said:</text:h>
      <text:p text:style-name="Text_20_body">no heesmonk-desktop:~$ conda deactivate (yolovenv) sakthees-monk@saktheesmonk-desktop:~$ source yolovenv/bin/activate (yolovenv) (base) sakthees-monk@saktheesmonk-desktop:~$ </text:p>
      <text:h text:style-name="Heading_20_6" text:outline-level="6">ChatGPT said:</text:h>
      <text:p text:style-name="Text_20_body">Thanks for the update! You’re seeing both <text:span text:style-name="Source_20_Text">(yolovenv)</text:span> and <text:span text:style-name="Source_20_Text">(base)</text:span> <text:span text:style-name="Strong_20_Emphasis">because Conda's base environment is auto-activated in your shell startup configuration.</text:span></text:p>
      <text:p text:style-name="Text_20_body">Even after you deactivate it manually, it reactivates automatically when you open a new terminal or source another environment — like your <text:span text:style-name="Source_20_Text">venv</text:span>.</text:p>
      <text:p text:style-name="Horizontal_20_Line"/>
      <text:h text:style-name="Heading_20_3" text:outline-level="3">✅ Permanent Fix: Disable Conda's Auto-Activation of <text:span text:style-name="Source_20_Text">(base)</text:span></text:h>
      <text:p text:style-name="Text_20_body">Run this command once:</text:p>
      <text:p text:style-name="P4"><text:span text:style-name="Source_20_Text">conda config --set auto_activate_base false</text:span></text:p>
      <text:p text:style-name="Horizontal_20_Line"/>
      <text:h text:style-name="Heading_20_3" text:outline-level="3">🔁 Then do the following:</text:h>
      <text:list xml:id="list672830701" text:style-name="L29">
        <text:list-item>
          <text:p text:style-name="P36"><text:span text:style-name="Strong_20_Emphasis">Close your terminal completely.</text:span></text:p>
        </text:list-item>
        <text:list-item>
          <text:p text:style-name="P36"><text:span text:style-name="Strong_20_Emphasis">Open a new terminal.</text:span></text:p>
        </text:list-item>
        <text:list-item>
          <text:p text:style-name="P36">Activate only your <text:span text:style-name="Source_20_Text">venv</text:span>:</text:p>
        </text:list-item>
      </text:list>
      <text:list xml:id="list1015103993" text:style-name="L30">
        <text:list-item text:start-value="3">
          <text:p text:style-name="P16"><text:span text:style-name="Source_20_Text">source yolovenv/bin/activate</text:span></text:p>
        </text:list-item>
      </text:list>
      <text:p text:style-name="Text_20_body">✅ Your prompt should now show:</text:p>
      <text:p text:style-name="P4"><text:span text:style-name="Source_20_Text">(yolovenv) sakthees-monk@saktheesmonk-desktop:~$</text:span></text:p>
      <text:p text:style-name="Horizontal_20_Line"/>
      <text:h text:style-name="Heading_20_3" text:outline-level="3">📌 Why This Happens</text:h>
      <text:p text:style-name="Text_20_body">When Conda is installed, it adds <text:span text:style-name="Source_20_Text">conda activate base</text:span> or <text:span text:style-name="Source_20_Text">conda initialize</text:span> code to your shell startup file (like <text:span text:style-name="Source_20_Text">~/.bashrc</text:span>, <text:span text:style-name="Source_20_Text">~/.zshrc</text:span>, etc.). This causes <text:span text:style-name="Source_20_Text">(base)</text:span> to load automatically in every terminal.</text:p>
      <text:p text:style-name="Text_20_body">Disabling auto-activation stops this behavior, and you can then use Python’s <text:span text:style-name="Source_20_Text">venv</text:span> environments cleanly without Conda interference.</text:p>
      <text:p text:style-name="Horizontal_20_Line"/>
      <text:p text:style-name="Text_20_body">Let me know if you'd like help editing your shell config file manually (<text:span text:style-name="Source_20_Text">.bashrc</text:span>, <text:span text:style-name="Source_20_Text">.zshrc</text:span>, etc.) or if you're using a specific shell like <text:span text:style-name="Source_20_Text">zsh</text:span> or <text:span text:style-name="Source_20_Text">fish</text:span>.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29T09:43:40.181520189</meta:creation-date>
    <dc:date>2025-06-29T09:58:48.966476283</dc:date>
    <meta:editing-duration>PT15M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2" meta:paragraph-count="285" meta:word-count="1991" meta:character-count="13061" meta:non-whitespace-character-count="11395"/>
  </office:meta>
</office:document-meta>
</file>